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etFormula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1.01mm" svg:height="8.78mm" svg:x="54.74mm" svg:y="20.21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formula="of:=[.B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9:55:10.002000000</meta:creation-date>
    <dc:date>2019-03-28T21:05:56.348000000</dc:date>
    <meta:editing-duration>PT20M35S</meta:editing-duration>
    <meta:editing-cycles>1</meta:editing-cycles>
    <meta:document-statistic meta:table-count="1" meta:cell-count="4" meta:object-count="1"/>
    <meta:generator>LibreOffice/6.1.3.2$Windows_X86_64 LibreOffice_project/86daf60bf00efa86ad547e59e09d6bb77c699acb</meta:generator>
  </office:meta>
</office:document-meta>
</file>

<file path=Basic/Standard/SetFormula.xml><?xml version="1.0" encoding="utf-8"?>
<!DOCTYPE module  PUBLIC '-//OpenOffice.org//DTD OfficeDocument 1.0//EN'  'module.dtd'>
<script:module xmlns:script="http://openoffice.org/2000/script" script:name="SetFormula" script:language="StarBasic" script:moduleType="normal">REM  *****  BASIC  *****

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I$16"

dispatcher.executeDispatch(document, ".uno:GoToCell", "", 0, args1())

rem ----------------------------------------------------------------------
dim args2(0) as new com.sun.star.beans.PropertyValue
args2(0).Name = "StringName"
args2(0).Value = "=SI(I15*1,21=0;CHR$(34)+CHR$(34);I15*1,21"

dispatcher.executeDispatch(document, ".uno:EnterString", "", 0, args2())

rem ----------------------------------------------------------------------
dispatcher.executeDispatch(document, ".uno:JumpToNextCell", "", 0, Array())


end sub





sub InsertEulerFormula
   Dim oDoc As Object
   Dim oSheet As Object
   Dim oShape As Object
   
   oDoc = ThisComponent
   oSheet = oDoc.Sheets(0)
   
   oShape = oDoc.createInstance("com.sun.star.drawing.OLE2Shape")
   oShape.CLSID = "078B7ABA-54FC-457F-8551-6147e776a997"
   
   oSheet.Drawpage.Add(oShape)
   oShape.Model.Formula = "size 20 e^{i%pi} + 1 = 0"
   
   oShape.setSize(oShape.OriginalSize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etFormula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row>
      <mrow>
        <mstyle mathsize="20pt">
          <msup>
            <mi>e</mi>
            <mrow>
              <mi>i</mi>
              <mi>π</mi>
            </mrow>
          </msup>
        </mstyle>
        <mo stretchy="false">+</mo>
        <mn>1</mn>
      </mrow>
      <mo stretchy="false">=</mo>
      <mn>0</mn>
    </mrow>
    <annotation encoding="StarMath 5.0">size 20 e^{i%pi} + 1 = 0</annotation>
  </semantics>
</math>
</file>